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334c" officeooo:paragraph-rsid="0017334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7334c" officeooo:paragraph-rsid="0017334c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17334c" officeooo:paragraph-rsid="0017334c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96909" officeooo:paragraph-rsid="0019690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bold" officeooo:rsid="0019d854" officeooo:paragraph-rsid="0019d85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bold" officeooo:rsid="001b6c64" officeooo:paragraph-rsid="001b6c64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17334c" officeooo:paragraph-rsid="0017334c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96909" style:font-size-asian="10.5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77e5"/>
    </style:style>
    <style:style style:name="T5" style:family="text">
      <style:text-properties officeooo:rsid="001a5bd6"/>
    </style:style>
    <style:style style:name="T6" style:family="text">
      <style:text-properties officeooo:rsid="001ba4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Map, Reduce e Filter – Anotações</text:p>
      <text:p text:style-name="P1"/>
      <text:p text:style-name="P3"/>
      <text:p text:style-name="P4">Map:<text:tab/></text:p>
      <text:p text:style-name="P4"><text:span text:style-name="T3"><text:tab/>- realiza operações com aquele array e retorna um novo array com o resultado dessas <text:tab/>operações;</text:span></text:p>
      <text:p text:style-name="P4"><text:span text:style-name="T3"><text:tab/>- Não modifica o array original;<text:tab/><text:tab/></text:span></text:p>
      <text:p text:style-name="P2"><text:span text:style-name="T1"><text:tab/>- </text:span><text:span text:style-name="T2">Realiza operações em ordem.</text:span></text:p>
      <text:p text:style-name="P7"><text:tab/>- <text:span text:style-name="T4">array.map(callback, thisArg) – callback: função a ser executada em cada elemento do array.</text:span></text:p>
      <text:p text:style-name="P7"><text:tab/></text:p>
      <text:p text:style-name="P5">Filter: </text:p>
      <text:p text:style-name="P7"><text:tab/>- <text:span text:style-name="T5">realiza operações de filtro e retorna um novo array com os itens filtrados;</text:span></text:p>
      <text:p text:style-name="P7"><text:tab/>- <text:span text:style-name="T5">array.filter(callback, thisArg)</text:span></text:p>
      <text:p text:style-name="P7"><text:tab/>- <text:span text:style-name="T5">exemplo: frutas = [‘laranja’, ‘abacaxi’, ‘maçã’] <text:s/>→ frutas.filter(item =&gt; item === ‘laranja’) <text:tab/>→ resultado: [‘laranja’]</text:span></text:p>
      <text:p text:style-name="P7"/>
      <text:p text:style-name="P6">Reduce: </text:p>
      <text:p text:style-name="P7"><text:tab/>- <text:span text:style-name="T6">Executa uma função em todos os elementos do array, retornando um valor único.</text:span></text:p>
      <text:p text:style-name="P7"><text:tab/>- <text:span text:style-name="T6">array.reduce(callback, initialValue)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21:16:09.300895067</meta:creation-date>
    <dc:date>2021-10-21T21:29:11.072386355</dc:date>
    <meta:editing-duration>PT12M5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99" meta:character-count="673" meta:non-whitespace-character-count="567"/>
  </office:meta>
</office:document-meta>
</file>